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re are some short tasks to practice writing different types of loops in Python:</text:p>
      <text:h text:style-name="Heading_20_3" text:outline-level="3">1. <text:span text:style-name="Strong_20_Emphasis">For Loop: Print numbers from 1 to 10</text:span></text:h>
      <text:p text:style-name="Text_20_body">Write a <text:span text:style-name="Source_20_Text">for</text:span> loop that prints numbers from 1 to 10.</text:p>
      <text:h text:style-name="Heading_20_3" text:outline-level="3">2. <text:span text:style-name="Strong_20_Emphasis">While Loop: Count Down from 10</text:span></text:h>
      <text:p text:style-name="Text_20_body">Write a <text:span text:style-name="Source_20_Text">while</text:span> loop that counts down from 10 to 1 and prints each number.</text:p>
      <text:h text:style-name="Heading_20_3" text:outline-level="3">3. <text:span text:style-name="Strong_20_Emphasis">For Loop: Even Numbers between 1 and 20</text:span></text:h>
      <text:p text:style-name="Text_20_body">Write a <text:span text:style-name="Source_20_Text">for</text:span> loop that prints all even numbers between 1 and 20.</text:p>
      <text:h text:style-name="Heading_20_3" text:outline-level="3">4. <text:span text:style-name="Strong_20_Emphasis">While Loop: Sum of Numbers</text:span></text:h>
      <text:p text:style-name="Text_20_body">Write a <text:span text:style-name="Source_20_Text">while</text:span> loop that adds numbers from 1 to 100 and prints the total sum.</text:p>
      <text:h text:style-name="Heading_20_3" text:outline-level="3">5. <text:span text:style-name="Strong_20_Emphasis">For Loop with List: Square Numbers</text:span></text:h>
      <text:p text:style-name="Text_20_body">Write a <text:span text:style-name="Source_20_Text">for</text:span> loop that iterates through a list of numbers and prints the square of each number.</text:p>
      <text:h text:style-name="Heading_20_3" text:outline-level="3">6. <text:span text:style-name="Strong_20_Emphasis">Nested Loop: Multiplication Table</text:span></text:h>
      <text:p text:style-name="Text_20_body">Write a nested <text:span text:style-name="Source_20_Text">for</text:span> loop that prints a multiplication table for numbers 1 to 5.</text:p>
      <text:h text:style-name="Heading_20_3" text:outline-level="3">7. <text:span text:style-name="Strong_20_Emphasis">While Loop: Find Factorial</text:span></text:h>
      <text:p text:style-name="Text_20_body">Write a <text:span text:style-name="Source_20_Text">while</text:span> loop that computes the factorial of a number (e.g., 5! = 5 × 4 × 3 × 2 × 1).</text:p>
      <text:h text:style-name="Heading_20_3" text:outline-level="3">8. <text:span text:style-name="Strong_20_Emphasis">For Loop: List of Strings</text:span></text:h>
      <text:p text:style-name="Text_20_body">Write a <text:span text:style-name="Source_20_Text">for</text:span> loop to iterate over a list of words and print each word in uppercase.</text:p>
      <text:h text:style-name="Heading_20_3" text:outline-level="3">9. <text:span text:style-name="Strong_20_Emphasis">Break and Continue: Skip Even Numbers</text:span></text:h>
      <text:p text:style-name="Text_20_body">Write a loop that prints numbers from 1 to 10 but skips the even numbers using <text:span text:style-name="Source_20_Text">continue</text:span>.</text:p>
      <text:h text:style-name="Heading_20_3" text:outline-level="3">10. <text:span text:style-name="Strong_20_Emphasis">For Loop with Range: Sum of Numbers</text:span></text:h>
      <text:p text:style-name="Text_20_body">Write a <text:span text:style-name="Source_20_Text">for</text:span> loop that calculates the sum of all numbers from 1 to 50 using the <text:span text:style-name="Source_20_Text">range()</text:span> function.</text:p>
      <text:h text:style-name="Heading_20_3" text:outline-level="3">11. <text:span text:style-name="Strong_20_Emphasis">While Loop: User Input</text:span></text:h>
      <text:p text:style-name="Text_20_body">Write a <text:span text:style-name="Source_20_Text">while</text:span> loop that repeatedly asks the user to enter a number and prints it until the user enters 'stop'.</text:p>
      <text:h text:style-name="Heading_20_3" text:outline-level="3">12. <text:span text:style-name="Strong_20_Emphasis">Nested Loop: Print a Triangle of Stars</text:span></text:h>
      <text:p text:style-name="Text_20_body">Write a nested <text:span text:style-name="Source_20_Text">for</text:span> loop that prints the following pattern of stars:</text:p>
      <text:p text:style-name="Preformatted_20_Text"><text:span text:style-name="Source_20_Text">*</text:span></text:p>
      <text:p text:style-name="Preformatted_20_Text"><text:span text:style-name="Source_20_Text">**</text:span></text:p>
      <text:p text:style-name="Preformatted_20_Text"><text:span text:style-name="Source_20_Text">***</text:span></text:p>
      <text:p text:style-name="Preformatted_20_Text"><text:span text:style-name="Source_20_Text">****</text:span></text:p>
      <text:p text:style-name="Text_20_body"><text:span text:style-name="Source_20_Text">*****<text:line-break/></text:span>These tasks cover a range of basic looping concepts, including <text:span text:style-name="Source_20_Text">for</text:span> and <text:span text:style-name="Source_20_Text">while</text:span> loops, nested loops, and common loop control statements like <text:span text:style-name="Source_20_Text">break</text:span> and <text:span text:style-name="Source_20_Text">continue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1cm" fo:margin-bottom="1.10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4:14:21.125856601</meta:creation-date>
    <dc:date>2025-03-11T14:27:03.145143277</dc:date>
    <meta:editing-duration>PT2M31S</meta:editing-duration>
    <meta:editing-cycles>1</meta:editing-cycles>
    <meta:document-statistic meta:table-count="0" meta:image-count="0" meta:object-count="0" meta:page-count="1" meta:paragraph-count="30" meta:word-count="323" meta:character-count="1640" meta:non-whitespace-character-count="1347"/>
    <meta:generator>LibreOffice/7.3.7.2$Linux_X86_64 LibreOffice_project/30$Build-2</meta:generator>
  </office:meta>
</office:document-meta>
</file>